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DejaVu Sans Condensed" fo:font-size="12pt" fo:font-style="normal" fo:font-weight="normal" officeooo:rsid="0021583a" officeooo:paragraph-rsid="00967c31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DejaVu Sans Condensed" fo:font-size="12pt" fo:font-style="normal" fo:font-weight="normal" officeooo:rsid="001ffbfd" officeooo:paragraph-rsid="00559a3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225fd0" officeooo:paragraph-rsid="00ad197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225fd0" officeooo:paragraph-rsid="00ae6218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ad197a" officeooo:paragraph-rsid="00b1e75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DejaVu Sans Condensed" fo:font-size="12pt" fo:font-style="normal" fo:font-weight="bold" officeooo:rsid="001ffbfd" officeooo:paragraph-rsid="001ffbf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DejaVu Sans Condensed" fo:font-size="12pt" fo:font-style="normal" style:text-underline-style="none" fo:font-weight="normal" officeooo:rsid="001ffbfd" officeooo:paragraph-rsid="0072dc9f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DejaVu Sans Condensed" fo:font-size="14pt" fo:font-style="normal" fo:font-weight="normal" officeooo:rsid="001ffbfd" officeooo:paragraph-rsid="001ffbf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ans Condensed" fo:font-size="14pt" fo:font-style="normal" fo:font-weight="normal" officeooo:rsid="001ffbfd" officeooo:paragraph-rsid="0074279d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DejaVu Sans Condensed" fo:font-size="14pt" fo:font-style="normal" fo:font-weight="bold" officeooo:rsid="001ffbfd" officeooo:paragraph-rsid="001ffbf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4pt" fo:font-style="normal" fo:font-weight="bold" officeooo:rsid="00225fd0" officeooo:paragraph-rsid="00225fd0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DejaVu Sans Condensed" fo:font-size="14pt" fo:font-weight="normal" officeooo:rsid="001ffbfd" officeooo:paragraph-rsid="0072dc9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21583a" officeooo:paragraph-rsid="0021583a" style:font-size-asian="5.25pt" style:font-style-asian="normal" style:font-weight-asian="normal" style:font-size-complex="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225fd0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225fd0" officeooo:paragraph-rsid="0054ccde" style:font-size-asian="5.25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225fd0" officeooo:paragraph-rsid="00ae6218" style:font-size-asian="5.25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1ffbfd" officeooo:paragraph-rsid="00559a3b" style:font-size-asian="5.25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DejaVu Sans Condensed" fo:font-size="6pt" fo:font-style="normal" fo:font-weight="normal" officeooo:rsid="001ffbfd" officeooo:paragraph-rsid="0072dc9f" style:font-size-asian="5.25pt" style:font-style-asian="normal" style:font-weight-asian="normal" style:font-size-complex="6pt" style:font-style-complex="normal" style:font-weight-complex="normal"/>
    </style:style>
    <style:style style:name="P20" style:family="paragraph" style:parent-style-name="Standard">
      <style:text-properties style:font-name="DejaVu Sans Condensed" fo:font-size="6pt" fo:font-style="normal" fo:font-weight="normal" officeooo:rsid="004599c7" officeooo:paragraph-rsid="001ffbfd" style:font-size-asian="5.25pt" style:font-style-asian="normal" style:font-weight-asian="normal" style:font-size-complex="6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ad197a" officeooo:paragraph-rsid="00ad197a" style:font-size-asian="5.25pt" style:font-style-asian="normal" style:font-weight-asian="normal" style:font-size-complex="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559a3b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23" style:family="paragraph" style:parent-style-name="Standard">
      <style:text-properties style:font-name="DejaVu Sans Condensed" fo:font-size="6pt" fo:font-style="normal" fo:font-weight="normal" officeooo:rsid="001ffbfd" officeooo:paragraph-rsid="001ffbfd" style:font-size-asian="6pt" style:font-style-asian="normal" style:font-weight-asian="normal" style:font-size-complex="6pt" style:font-style-complex="normal" style:font-weight-complex="normal"/>
    </style:style>
    <style:style style:name="P24" style:family="paragraph" style:parent-style-name="Standard">
      <style:text-properties style:font-name="DejaVu Sans Condensed" fo:font-size="6pt" fo:font-style="normal" fo:font-weight="bold" officeooo:rsid="001ffbfd" officeooo:paragraph-rsid="001ffbfd" style:font-size-asian="6pt" style:font-style-asian="normal" style:font-weight-asian="bold" style:font-size-complex="6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bold" officeooo:rsid="00225fd0" officeooo:paragraph-rsid="00225fd0" style:font-size-asian="5.25pt" style:font-style-asian="normal" style:font-weight-asian="bold" style:font-size-complex="6pt" style:font-style-complex="normal" style:font-weight-complex="bold"/>
    </style:style>
    <style:style style:name="P26" style:family="paragraph" style:parent-style-name="Standard">
      <style:text-properties style:font-name="DejaVu Sans Condensed" fo:font-size="6pt" fo:font-style="normal" fo:font-weight="bold" officeooo:rsid="001ffbfd" officeooo:paragraph-rsid="001ffbfd" style:font-size-asian="5.25pt" style:font-style-asian="normal" style:font-weight-asian="bold" style:font-size-complex="6pt" style:font-style-complex="normal" style:font-weight-complex="bold"/>
    </style:style>
    <style:style style:name="P27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DejaVu Sans Condensed" fo:font-size="6pt" fo:font-style="italic" fo:font-weight="normal" officeooo:rsid="001ffbfd" officeooo:paragraph-rsid="001ffbfd" style:font-size-asian="6pt" style:font-style-asian="italic" style:font-weight-asian="normal" style:font-size-complex="6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DejaVu Sans Condensed" fo:font-size="24pt" fo:font-weight="bold" officeooo:rsid="001ffbfd" officeooo:paragraph-rsid="001ffbfd" style:font-size-asian="24pt" style:font-weight-asian="bold" style:font-size-complex="2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225fd0" officeooo:paragraph-rsid="00225fd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225fd0" officeooo:paragraph-rsid="00ae6218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21583a" officeooo:paragraph-rsid="0024d13b" style:font-size-asian="5.25pt" style:font-style-asian="normal" style:font-weight-asian="normal" style:font-size-complex="6pt" style:font-style-complex="normal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3551f1" officeooo:paragraph-rsid="0024d13b" style:font-size-asian="5.25pt" style:font-style-asian="normal" style:font-weight-asian="normal" style:font-size-complex="6pt" style:font-style-complex="normal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3551f1" officeooo:paragraph-rsid="006e0b6b" style:font-size-asian="5.25pt" style:font-style-asian="normal" style:font-weight-asian="normal" style:font-size-complex="6pt" style:font-style-complex="normal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6e0b6b" officeooo:paragraph-rsid="0024d13b" style:font-size-asian="6pt" style:font-style-asian="normal" style:font-weight-asian="normal" style:font-size-complex="6pt" style:font-style-complex="normal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14pt" fo:font-style="normal" fo:font-weight="bold" officeooo:rsid="00535c6e" officeooo:paragraph-rsid="0072dc9f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style:font-name="DejaVu Sans Condensed" fo:font-size="13pt" fo:font-style="normal" fo:font-weight="bold" officeooo:rsid="0021583a" officeooo:paragraph-rsid="002c3902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style:font-name="DejaVu Sans Condensed" fo:font-size="13pt" fo:font-style="normal" fo:font-weight="bold" officeooo:rsid="0021583a" officeooo:paragraph-rsid="00b2a4e2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style:font-name="DejaVu Sans Condensed" fo:font-size="6pt" fo:font-style="italic" fo:font-weight="normal" officeooo:rsid="0021583a" officeooo:paragraph-rsid="002c3902" style:font-size-asian="6pt" style:font-style-asian="italic" style:font-weight-asian="normal" style:font-size-complex="6pt" style:font-style-complex="italic" style:font-weight-complex="normal"/>
    </style:style>
    <style:style style:name="P39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style:font-name="DejaVu Sans Condensed" fo:font-size="6pt" fo:font-style="italic" fo:font-weight="normal" officeooo:rsid="0021583a" officeooo:paragraph-rsid="00b2a4e2" style:font-size-asian="6pt" style:font-style-asian="italic" style:font-weight-asian="normal" style:font-size-complex="6pt" style:font-style-complex="italic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2pt" fo:font-style="normal" fo:font-weight="bold" officeooo:rsid="00ad197a" officeooo:paragraph-rsid="00ad197a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6pt" fo:font-style="normal" fo:font-weight="bold" officeooo:rsid="00225fd0" officeooo:paragraph-rsid="00225fd0" style:font-size-asian="6pt" style:font-style-asian="normal" style:font-weight-asian="bold" style:font-size-complex="6pt" style:font-style-complex="normal" style:font-weight-complex="bold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officeooo:paragraph-rsid="00b2a4e2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officeooo:paragraph-rsid="00985425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DejaVu Sans Condensed" fo:font-size="12pt" fo:font-style="normal" fo:font-weight="normal" officeooo:rsid="00799f11" officeooo:paragraph-rsid="00985425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DejaVu Sans Condensed" fo:font-size="12pt" fo:font-style="normal" fo:font-weight="normal" officeooo:rsid="00b0c7d3" officeooo:paragraph-rsid="00b0c7d3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officeooo:rsid="00b2a4e2" officeooo:paragraph-rsid="00b2a4e2"/>
    </style:style>
    <style:style style:name="P47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officeooo:paragraph-rsid="0024d13b"/>
    </style:style>
    <style:style style:name="P48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officeooo:paragraph-rsid="006e0b6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b2a4e2" style:font-size-asian="12pt" style:font-size-complex="12pt"/>
    </style:style>
    <style:style style:name="T4" style:family="text">
      <style:text-properties fo:font-size="12pt" officeooo:rsid="00b45121" style:font-size-asian="12pt" style:font-size-complex="12pt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fo:font-weight="normal" officeooo:rsid="00b2a4e2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DejaVu Sans Condensed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DejaVu Sans Condensed" fo:font-style="normal" fo:font-weight="normal" officeooo:rsid="00559a3b" style:font-style-asian="normal" style:font-weight-asian="normal" style:font-style-complex="normal" style:font-weight-complex="normal"/>
    </style:style>
    <style:style style:name="T10" style:family="text">
      <style:text-properties style:font-name="DejaVu Sans Condensed" fo:font-style="normal" fo:font-weight="normal" officeooo:rsid="00ae6218" style:font-style-asian="normal" style:font-weight-asian="normal" style:font-style-complex="normal" style:font-weight-complex="normal"/>
    </style:style>
    <style:style style:name="T11" style:family="text">
      <style:text-properties style:font-name="DejaVu Sans Condensed" fo:font-style="normal" fo:font-weight="normal" officeooo:rsid="00b1e75c" style:font-style-asian="normal" style:font-weight-asian="normal" style:font-style-complex="normal" style:font-weight-complex="normal"/>
    </style:style>
    <style:style style:name="T12" style:family="text">
      <style:text-properties style:font-name="DejaVu Sans Condensed" fo:font-style="normal" fo:font-weight="normal" officeooo:rsid="00b45121" style:font-style-asian="normal" style:font-weight-asian="normal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559a3b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799f11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21583a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3551f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4cfb3c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76f09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4eaed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6e0b6b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normal" officeooo:rsid="00703399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 Condensed" fo:font-size="12pt" fo:font-style="normal" fo:font-weight="normal" officeooo:rsid="0078e7c1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 Condensed" fo:font-size="12pt" fo:font-style="normal" fo:font-weight="normal" officeooo:rsid="00ad197a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 Condensed" fo:font-size="12pt" fo:font-style="normal" fo:font-weight="normal" officeooo:rsid="00ae6218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DejaVu Sans Condensed" fo:font-size="12pt" fo:font-style="normal" fo:font-weight="normal" officeooo:rsid="00b2a4e2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 Condensed" fo:font-size="12pt" fo:font-style="normal" fo:font-weight="normal" officeooo:rsid="00b4512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b2a4e2" style:font-style-asian="italic" style:font-weight-asian="normal" style:font-style-complex="italic" style:font-weight-complex="normal"/>
    </style:style>
    <style:style style:name="T30" style:family="text">
      <style:text-properties fo:font-style="italic" officeooo:rsid="0072dc9f" style:font-style-asian="italic" style:font-style-complex="italic"/>
    </style:style>
    <style:style style:name="T31" style:family="text">
      <style:text-properties officeooo:rsid="0072dc9f"/>
    </style:style>
    <style:style style:name="T32" style:family="text">
      <style:text-properties officeooo:rsid="0076f090"/>
    </style:style>
    <style:style style:name="T33" style:family="text">
      <style:text-properties officeooo:rsid="007d724a"/>
    </style:style>
    <style:style style:name="T34" style:family="text">
      <style:text-properties officeooo:rsid="007f3937"/>
    </style:style>
    <style:style style:name="T35" style:family="text">
      <style:text-properties officeooo:rsid="007f81ee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fo:font-style="normal" style:text-underline-style="none" officeooo:rsid="00402b55" style:font-style-asian="normal" style:font-style-complex="normal"/>
    </style:style>
    <style:style style:name="T38" style:family="text">
      <style:text-properties officeooo:rsid="00ad197a"/>
    </style:style>
    <style:style style:name="T39" style:family="text">
      <style:text-properties officeooo:rsid="00ae6218"/>
    </style:style>
    <style:style style:name="T40" style:family="text">
      <style:text-properties fo:font-size="13pt" style:font-size-asian="13pt" style:font-size-complex="13pt"/>
    </style:style>
    <style:style style:name="T41" style:family="text">
      <style:text-properties fo:font-size="13pt" officeooo:rsid="002c0268" style:font-size-asian="13pt" style:font-size-complex="13pt"/>
    </style:style>
    <style:style style:name="T42" style:family="text">
      <style:text-properties fo:font-size="13pt" style:text-underline-style="none" officeooo:rsid="002c0268" style:font-size-asian="13pt" style:font-size-complex="13pt"/>
    </style:style>
    <style:style style:name="T43" style:family="text">
      <style:text-properties officeooo:rsid="00b0c7d3"/>
    </style:style>
    <style:style style:name="T44" style:family="text">
      <style:text-properties officeooo:rsid="00b1e75c"/>
    </style:style>
    <style:style style:name="T45" style:family="text">
      <style:text-properties officeooo:rsid="00b2a4e2"/>
    </style:style>
    <style:style style:name="T46" style:family="text">
      <style:text-properties officeooo:rsid="00b941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Jared A. Dunbar</text:p>
      <text:p text:style-name="P8"/>
      <text:p text:style-name="P13"><text:span text:style-name="T36">145 Swimming Hole Rd, Harwinton, CT 06791 </text:span><text:span text:style-name="T37">| </text:span><text:span text:style-name="T36">cell (860) 578–6821</text:span></text:p>
      <text:p text:style-name="P19"/>
      <text:p text:style-name="P10"><text:a xlink:type="simple" xlink:href="mailto:jrddunbr@gmail.com" text:style-name="Internet_20_link" text:visited-style-name="Visited_20_Internet_20_Link"><text:span text:style-name="T40">jrddunbr@gmail.com</text:span></text:a><text:span text:style-name="T42"> | </text:span><text:a xlink:type="simple" xlink:href="https://github.com/jrddunbr" text:style-name="Internet_20_link" text:visited-style-name="Visited_20_Internet_20_Link">github.com/jrddunbr</text:a><text:span text:style-name="T41"> | </text:span><text:a xlink:type="simple" xlink:href="http://ja13.org/" text:style-name="Internet_20_link" text:visited-style-name="Visited_20_Internet_20_Link">ja13.org</text:a></text:p>
      <text:p text:style-name="P20"/>
      <text:p text:style-name="P20"/>
      <text:p text:style-name="P20"/>
      <text:p text:style-name="P11">Education<text:span text:style-name="T1"> –</text:span> Bachelor’s Degree in Computer Science</text:p>
      <text:p text:style-name="P24"/>
      <text:p text:style-name="P9"><text:tab/><text:span text:style-name="T2">Clarkson University, </text:span><text:span text:style-name="T4">located in </text:span><text:span text:style-name="T2">Potsdam, NY <text:s text:c="29"/></text:span><text:span text:style-name="T7">Graduation: May 2019</text:span></text:p>
      <text:p text:style-name="P23"/>
      <text:p text:style-name="P23"/>
      <text:p text:style-name="P11"><text:span text:style-name="T32">Work </text:span>Experience</text:p>
      <text:p text:style-name="P26"/>
      <text:p text:style-name="P37"><text:span text:style-name="T2"><text:tab/>Office of Info Tech, Clarkson University – </text:span><text:span text:style-name="T3">Old Main </text:span><text:span text:style-name="T4">(HQ) <text:s text:c="10"/></text:span><text:span text:style-name="T6">Jan</text:span><text:span text:style-name="T5"> 201</text:span><text:span text:style-name="T6">8</text:span><text:span text:style-name="T5"> – </text:span><text:span text:style-name="T6">Present</text:span></text:p>
      <text:p text:style-name="P39"/>
      <text:list xml:id="list2268232874" text:style-name="L1">
        <text:list-item>
          <text:p text:style-name="P46"><text:span text:style-name="T17">W</text:span><text:span text:style-name="T13">orking in Colo facility, connecting sensor arrays and ground cables</text:span></text:p>
        </text:list-item>
      </text:list>
      <text:p text:style-name="P24"/>
      <text:p text:style-name="P36"><text:tab/><text:span text:style-name="T2">Office of Info Tech, Clarkson University – </text:span><text:span text:style-name="T3">S.O.E. Sate</text:span><text:span text:style-name="T4">l</text:span><text:span text:style-name="T3">lit</text:span><text:span text:style-name="T4">e</text:span><text:span text:style-name="T2"> <text:s text:c="3"/></text:span><text:span text:style-name="T5">Sept. 2016 – </text:span><text:span text:style-name="T6">Jan. 2018</text:span></text:p>
      <text:p text:style-name="P38"/>
      <text:list xml:id="list213735216475944" text:continue-numbering="true" text:style-name="L1">
        <text:list-item>
          <text:p text:style-name="P47"><text:span text:style-name="T16">Imag</text:span><text:span text:style-name="T27">ing</text:span><text:span text:style-name="T16"> computers, install</text:span><text:span text:style-name="T27">ing</text:span><text:span text:style-name="T16"> software and </text:span><text:span text:style-name="T25">configur</text:span><text:span text:style-name="T27">ing</text:span><text:span text:style-name="T16"> </text:span><text:span text:style-name="T17">licensing</text:span></text:p>
        </text:list-item>
      </text:list>
      <text:p text:style-name="P32"/>
      <text:list xml:id="list213733321580901" text:continue-numbering="true" text:style-name="L1">
        <text:list-item>
          <text:p text:style-name="P48"><text:span text:style-name="T16">D</text:span><text:span text:style-name="T18">iagnos</text:span><text:span text:style-name="T27">ing</text:span><text:span text:style-name="T18"> </text:span><text:span text:style-name="T19">and resolv</text:span><text:span text:style-name="T27">ing</text:span><text:span text:style-name="T18"> </text:span><text:span text:style-name="T16">hardware </text:span><text:span text:style-name="T20">and software </text:span><text:span text:style-name="T16">problems</text:span></text:p>
        </text:list-item>
      </text:list>
      <text:p text:style-name="P33"/>
      <text:list xml:id="list213734915334604" text:continue-numbering="true" text:style-name="L1">
        <text:list-item>
          <text:p text:style-name="P47"><text:span text:style-name="T21">Work</text:span><text:span text:style-name="T27">ing</text:span><text:span text:style-name="T21"> one-on-one with </text:span><text:span text:style-name="T25">faculty and students</text:span><text:span text:style-name="T21"> </text:span><text:span text:style-name="T22">t</text:span><text:span text:style-name="T21">o solve </text:span><text:span text:style-name="T23">technical </text:span><text:span text:style-name="T21">problems</text:span></text:p>
        </text:list-item>
      </text:list>
      <text:p text:style-name="P34"/>
      <text:p text:style-name="P34"/>
      <text:p text:style-name="P35">Technical Experience</text:p>
      <text:p text:style-name="P31"/>
      <text:p text:style-name="P7"><text:tab/>Clarkson Open Source Institute (COSI)<text:span text:style-name="T1"> <text:s text:c="36"/></text:span><text:span text:style-name="T28">Aug. 2015 – </text:span><text:span text:style-name="T29">Jan. 2018</text:span></text:p>
      <text:p text:style-name="P27"/>
      <text:p text:style-name="P2"><text:span text:style-name="T30"><text:tab/><text:tab/></text:span><text:span text:style-name="T31">Lead an outreach program powered by Google’s igniteCS Program</text:span></text:p>
      <text:p text:style-name="P27"/>
      <text:p text:style-name="P3"><text:tab/><text:span text:style-name="T45">Held the role of System Administrator for a year and a half:</text:span></text:p>
      <text:p text:style-name="P18"/>
      <text:list xml:id="list3733079696" text:style-name="L2">
        <text:list-item>
          <text:p text:style-name="P42"><text:span text:style-name="T24">Manage </text:span><text:span text:style-name="T26">VM</text:span><text:span text:style-name="T24"> h</text:span><text:span text:style-name="T14">osts</text:span><text:span text:style-name="T24">, </text:span><text:span text:style-name="T26">websites, documentation, firewalls, public FOSS mirror</text:span></text:p>
        </text:list-item>
      </text:list>
      <text:p text:style-name="P14"/>
      <text:list xml:id="list213733572524062" text:continue-numbering="true" text:style-name="L2">
        <text:list-item>
          <text:p text:style-name="P43"><text:span text:style-name="T16">Maintain </text:span><text:span text:style-name="T15">server and </text:span><text:span text:style-name="T16">network racks, including </text:span><text:span text:style-name="T15">setup of servers, configuration</text:span></text:p>
          <text:p text:style-name="P44">of network switches, specifically<text:span text:style-name="T44"> </text:span>L<text:span text:style-name="T45">ACP</text:span>, STP, SNMP, <text:span text:style-name="T44">VLANs on Juniper hardware</text:span></text:p>
        </text:list-item>
      </text:list>
      <text:p text:style-name="P21"/>
      <text:list xml:id="list213733142294897" text:continue-numbering="true" text:style-name="L2">
        <text:list-item>
          <text:p text:style-name="P45">Team player – work with other system administrators to solve problems quickly</text:p>
        </text:list-item>
      </text:list>
      <text:p text:style-name="P15"/>
      <text:p text:style-name="P15"/>
      <text:p text:style-name="P12"><text:span text:style-name="T38">Technical</text:span> Skills</text:p>
      <text:p text:style-name="P25"/>
      <text:p text:style-name="P40"><text:s text:c="5"/><text:span text:style-name="T43">I</text:span>n order of <text:span text:style-name="T46">skill level</text:span> from left to right:</text:p>
      <text:p text:style-name="P41"/>
      <text:p text:style-name="P4"><text:tab/>Python <text:span text:style-name="T38">3</text:span>, <text:span text:style-name="T34">Markdown,</text:span> <text:span text:style-name="T33">Java,</text:span> Lab<text:span text:style-name="T39">VIEW</text:span>, HTML<text:span text:style-name="T44">5</text:span>, CSS,<text:span text:style-name="T34"> </text:span>GNU C/C++</text:p>
      <text:p text:style-name="P16"/>
      <text:p text:style-name="P5"><text:tab/><text:span text:style-name="T38">Fluent </text:span>System Administration <text:span text:style-name="T35">of</text:span> Arch Linux, Debian, Ubuntu, <text:span text:style-name="T39">and derivatives</text:span></text:p>
      <text:p text:style-name="P17"/>
      <text:p text:style-name="P6"><text:tab/>Working administration knowledge of Fedora, CentOS 7, RHEL 7, <text:span text:style-name="T44">and derivatives</text:span></text:p>
      <text:p text:style-name="P16"/>
      <text:p text:style-name="P30"><text:span text:style-name="T8"><text:tab/></text:span><text:span text:style-name="T10">Knowledgeable in</text:span><text:span text:style-name="T8"> Server Hardware, </text:span><text:span text:style-name="T11">Network Hardware, </text:span><text:span text:style-name="T12">SLURM cluster software</text:span></text:p>
      <text:p text:style-name="P22"/>
      <text:p text:style-name="P29"><text:span text:style-name="T9"><text:tab/></text:span><text:span text:style-name="T10">Working knowledge of Junos Web UI and familiar with Junos/IOS CL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333333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Last Revised <text:date style:data-style-name="N76" text:date-value="2018-02-26T21:21:52.638922221" text:fixed="true">February 26, 20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0:27:25.565454122</meta:creation-date>
    <dc:date>2018-02-26T21:37:33.035496286</dc:date>
    <meta:editing-duration>PT3H45M12S</meta:editing-duration>
    <meta:editing-cycles>99</meta:editing-cycles>
    <meta:generator>LibreOffice/6.0.1.1$Linux_X86_64 LibreOffice_project/00m0$Build-1</meta:generator>
    <meta:document-statistic meta:table-count="0" meta:image-count="0" meta:object-count="0" meta:page-count="1" meta:paragraph-count="28" meta:word-count="242" meta:character-count="1712" meta:non-whitespace-character-count="1405"/>
  </office:meta>
</office:document-meta>
</file>